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600000300361D783FB9C67B0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rsid="00f6916f" officeooo:paragraph-rsid="00f6916f"/>
    </style:style>
    <style:style style:name="P8" style:family="paragraph" style:parent-style-name="Text_20_body">
      <style:text-properties officeooo:paragraph-rsid="00f6916f"/>
    </style:style>
    <style:style style:name="P9" style:family="paragraph" style:parent-style-name="Text_20_body">
      <style:text-properties fo:font-style="normal" officeooo:rsid="00dd5b0a" officeooo:paragraph-rsid="00f6916f" style:font-style-asian="normal" style:font-style-complex="normal"/>
    </style:style>
    <style:style style:name="P10" style:family="paragraph" style:parent-style-name="Text_20_body">
      <style:text-properties fo:font-style="normal" officeooo:rsid="00f6916f" officeooo:paragraph-rsid="00f6916f" style:font-style-asian="normal" style:font-style-complex="normal"/>
    </style:style>
    <style:style style:name="P11"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officeooo:paragraph-rsid="0025aa4f"/>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paragraph-properties fo:break-before="page"/>
      <style:text-properties officeooo:rsid="0019a71e" officeooo:paragraph-rsid="0019a71e"/>
    </style:style>
    <style:style style:name="P16" style:family="paragraph" style:parent-style-name="Heading_20_1">
      <style:paragraph-properties fo:break-before="page"/>
      <style:text-properties officeooo:rsid="00f6916f" officeooo:paragraph-rsid="00f6916f"/>
    </style:style>
    <style:style style:name="P17" style:family="paragraph" style:parent-style-name="Heading_20_1">
      <style:paragraph-properties fo:break-before="page"/>
      <style:text-properties officeooo:rsid="00fb5a47" officeooo:paragraph-rsid="00fb5a47"/>
    </style:style>
    <style:style style:name="P18" style:family="paragraph" style:parent-style-name="Heading_20_2">
      <style:text-properties officeooo:rsid="00fbeb1d" officeooo:paragraph-rsid="00fbeb1d"/>
    </style:style>
    <style:style style:name="P19" style:family="paragraph" style:parent-style-name="Heading_20_2">
      <style:text-properties officeooo:rsid="00fd5777" officeooo:paragraph-rsid="00fd5777"/>
    </style:style>
    <style:style style:name="P20" style:family="paragraph" style:parent-style-name="Heading_20_2">
      <style:text-properties officeooo:paragraph-rsid="00ff10e8"/>
    </style:style>
    <style:style style:name="P21" style:family="paragraph" style:parent-style-name="Heading_20_3">
      <style:text-properties officeooo:rsid="00ff1ddf" officeooo:paragraph-rsid="00ff1ddf"/>
    </style:style>
    <style:style style:name="P22" style:family="paragraph" style:parent-style-name="Heading_20_3">
      <style:text-properties officeooo:paragraph-rsid="00ff1ddf"/>
    </style:style>
    <style:style style:name="P23" style:family="paragraph" style:parent-style-name="Heading_20_3">
      <style:text-properties officeooo:paragraph-rsid="010071af"/>
    </style:style>
    <style:style style:name="P24" style:family="paragraph" style:parent-style-name="Text_20_body">
      <style:text-properties officeooo:rsid="00f6916f" officeooo:paragraph-rsid="00f6916f"/>
    </style:style>
    <style:style style:name="P25" style:family="paragraph" style:parent-style-name="Text_20_body">
      <style:text-properties officeooo:paragraph-rsid="00fb5a47"/>
    </style:style>
    <style:style style:name="P26" style:family="paragraph" style:parent-style-name="Text_20_body">
      <style:text-properties officeooo:rsid="00fbeb1d" officeooo:paragraph-rsid="00fbeb1d"/>
    </style:style>
    <style:style style:name="P27" style:family="paragraph" style:parent-style-name="Text_20_body" style:list-style-name="L1">
      <style:text-properties officeooo:rsid="00fbeb1d" officeooo:paragraph-rsid="00fbeb1d"/>
    </style:style>
    <style:style style:name="P28" style:family="paragraph" style:parent-style-name="Text_20_body">
      <style:text-properties officeooo:paragraph-rsid="00fbeb1d"/>
    </style:style>
    <style:style style:name="P29" style:family="paragraph" style:parent-style-name="Text_20_body">
      <style:text-properties fo:font-weight="bold" officeooo:rsid="00fbeb1d" officeooo:paragraph-rsid="00fbeb1d" style:font-weight-asian="bold" style:font-weight-complex="bold"/>
    </style:style>
    <style:style style:name="P30" style:family="paragraph" style:parent-style-name="Text_20_body">
      <style:text-properties fo:font-weight="bold" officeooo:rsid="00ff10e8" officeooo:paragraph-rsid="00ff10e8" style:font-weight-asian="bold" style:font-weight-complex="bold"/>
    </style:style>
    <style:style style:name="P31" style:family="paragraph" style:parent-style-name="Text_20_body">
      <style:text-properties fo:font-weight="bold" officeooo:rsid="00ff1ddf" officeooo:paragraph-rsid="00ff1ddf" style:font-weight-asian="bold" style:font-weight-complex="bold"/>
    </style:style>
    <style:style style:name="P32" style:family="paragraph" style:parent-style-name="Text_20_body">
      <style:text-properties fo:font-weight="bold" officeooo:rsid="00ff1ddf" officeooo:paragraph-rsid="010071af" style:font-weight-asian="bold" style:font-weight-complex="bold"/>
    </style:style>
    <style:style style:name="P33" style:family="paragraph" style:parent-style-name="Text_20_body">
      <style:text-properties fo:font-weight="normal" officeooo:rsid="00ff1ddf" officeooo:paragraph-rsid="00ff1ddf" style:font-weight-asian="normal" style:font-weight-complex="normal"/>
    </style:style>
    <style:style style:name="P34" style:family="paragraph" style:parent-style-name="Text_20_body">
      <style:text-properties fo:font-weight="normal" officeooo:rsid="00ff1ddf" officeooo:paragraph-rsid="010071af" style:font-weight-asian="normal" style:font-weight-complex="normal"/>
    </style:style>
    <style:style style:name="P35" style:family="paragraph" style:parent-style-name="Text_20_body" style:list-style-name="L1">
      <style:text-properties officeooo:rsid="00fd5777" officeooo:paragraph-rsid="00fd5777"/>
    </style:style>
    <style:style style:name="P36" style:family="paragraph" style:parent-style-name="Text_20_body">
      <style:text-properties officeooo:rsid="00fd5777" officeooo:paragraph-rsid="00fd5777"/>
    </style:style>
    <style:style style:name="P37" style:family="paragraph" style:parent-style-name="Text_20_body" style:list-style-name="L1">
      <style:text-properties officeooo:paragraph-rsid="00fd5777"/>
    </style:style>
    <style:style style:name="P38" style:family="paragraph" style:parent-style-name="Text_20_body" style:list-style-name="L1">
      <style:text-properties fo:font-style="normal" officeooo:rsid="00fd5777" officeooo:paragraph-rsid="00fd5777" style:font-style-asian="normal" style:font-style-complex="normal"/>
    </style:style>
    <style:style style:name="P39" style:family="paragraph" style:parent-style-name="Text_20_body">
      <style:text-properties fo:font-style="normal" officeooo:rsid="00fd5777" officeooo:paragraph-rsid="00fd5777" style:font-style-asian="normal" style:font-style-complex="normal"/>
    </style:style>
    <style:style style:name="P40" style:family="paragraph" style:parent-style-name="Text_20_body" style:list-style-name="L2">
      <style:text-properties fo:font-style="normal" officeooo:rsid="00fd5777" officeooo:paragraph-rsid="00fd5777" style:font-style-asian="normal" style:font-style-complex="normal"/>
    </style:style>
    <style:style style:name="P41" style:family="paragraph" style:parent-style-name="Text_20_body" style:list-style-name="L3">
      <style:text-properties fo:font-style="italic" officeooo:rsid="00fd5777" officeooo:paragraph-rsid="00fd5777" style:font-style-asian="italic" style:font-style-complex="italic"/>
    </style:style>
    <style:style style:name="P42" style:family="paragraph" style:parent-style-name="Text_20_body">
      <style:text-properties style:font-name="arial" fo:font-size="11pt" fo:font-style="italic" officeooo:rsid="00fd5777" officeooo:paragraph-rsid="00fd5777" style:font-style-asian="italic" style:font-style-complex="italic"/>
    </style:style>
    <style:style style:name="P43" style:family="paragraph" style:parent-style-name="Text_20_body">
      <style:text-properties style:font-name="arial" fo:font-size="11pt" fo:font-style="italic" fo:font-weight="bold" officeooo:rsid="00ff10e8" officeooo:paragraph-rsid="00ff10e8" style:font-style-asian="italic" style:font-weight-asian="bold" style:font-style-complex="italic" style:font-weight-complex="bold"/>
    </style:style>
    <style:style style:name="P44" style:family="paragraph" style:parent-style-name="Text_20_body" style:list-style-name="L3">
      <style:text-properties officeooo:paragraph-rsid="00fd5777"/>
    </style:style>
    <style:style style:name="P45" style:family="paragraph" style:parent-style-name="Text_20_body">
      <style:text-properties officeooo:paragraph-rsid="00ff10e8"/>
    </style:style>
    <style:style style:name="P46" style:family="paragraph" style:parent-style-name="Text_20_body">
      <style:text-properties officeooo:rsid="00ff1ddf" officeooo:paragraph-rsid="00ff1ddf"/>
    </style:style>
    <style:style style:name="P47" style:family="paragraph" style:parent-style-name="Text_20_body">
      <style:text-properties officeooo:rsid="00ff1ddf" officeooo:paragraph-rsid="010071af"/>
    </style:style>
    <style:style style:name="P48" style:family="paragraph" style:parent-style-name="Text_20_body">
      <style:text-properties officeooo:paragraph-rsid="00ff1ddf"/>
    </style:style>
    <style:style style:name="P49" style:family="paragraph" style:parent-style-name="Text_20_body">
      <style:text-properties officeooo:rsid="010071af" officeooo:paragraph-rsid="010071af"/>
    </style:style>
    <style:style style:name="P50" style:family="paragraph" style:parent-style-name="Text_20_body">
      <style:text-properties officeooo:paragraph-rsid="010071af"/>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6916f" style:font-style-asian="italic" style:font-weight-asian="normal" style:font-style-complex="italic" style:font-weight-complex="normal"/>
    </style:style>
    <style:style style:name="T3" style:family="text">
      <style:text-properties fo:font-style="italic" fo:font-weight="normal" officeooo:rsid="00ff10e8"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fbeb1d" style:font-style-asian="italic" style:font-style-complex="italic"/>
    </style:style>
    <style:style style:name="T6" style:family="text">
      <style:text-properties fo:font-style="italic" officeooo:rsid="00fd5777" style:font-style-asian="italic" style:font-style-complex="italic"/>
    </style:style>
    <style:style style:name="T7" style:family="text">
      <style:text-properties fo:font-style="italic" officeooo:rsid="00fe60de" style:font-style-asian="italic" style:font-style-complex="italic"/>
    </style:style>
    <style:style style:name="T8" style:family="text">
      <style:text-properties fo:font-style="italic" style:text-underline-style="none" officeooo:rsid="00f6916f"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officeooo:rsid="00ff10e8"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dd5b0a" style:font-style-asian="normal" style:font-style-complex="normal"/>
    </style:style>
    <style:style style:name="T13" style:family="text">
      <style:text-properties fo:font-style="normal" officeooo:rsid="00f6916f" style:font-style-asian="normal" style:font-style-complex="normal"/>
    </style:style>
    <style:style style:name="T14" style:family="text">
      <style:text-properties fo:font-style="normal" officeooo:rsid="00fbeb1d" style:font-style-asian="normal" style:font-style-complex="normal"/>
    </style:style>
    <style:style style:name="T15" style:family="text">
      <style:text-properties fo:font-style="normal" officeooo:rsid="00fd5777" style:font-style-asian="normal" style:font-style-complex="normal"/>
    </style:style>
    <style:style style:name="T16" style:family="text">
      <style:text-properties fo:font-style="normal" officeooo:rsid="00fe60de" style:font-style-asian="normal" style:font-style-complex="normal"/>
    </style:style>
    <style:style style:name="T17" style:family="text">
      <style:text-properties fo:font-style="normal" officeooo:rsid="00ff10e8" style:font-style-asian="normal" style:font-style-complex="normal"/>
    </style:style>
    <style:style style:name="T18" style:family="text">
      <style:text-properties fo:font-style="normal" officeooo:rsid="00ff1ddf" style:font-style-asian="normal" style:font-style-complex="normal"/>
    </style:style>
    <style:style style:name="T19" style:family="text">
      <style:text-properties fo:font-style="normal" officeooo:rsid="010071af" style:font-style-asian="normal" style:font-style-complex="normal"/>
    </style:style>
    <style:style style:name="T20" style:family="text">
      <style:text-properties fo:font-style="normal" style:text-underline-style="none" officeooo:rsid="00f6916f" style:font-style-asian="normal" style:font-style-complex="normal"/>
    </style:style>
    <style:style style:name="T21" style:family="text">
      <style:text-properties fo:font-style="normal" fo:font-weight="normal" officeooo:rsid="00ff10e8" style:font-style-asian="normal" style:font-weight-asian="normal" style:font-style-complex="normal" style:font-weight-complex="normal"/>
    </style:style>
    <style:style style:name="T22" style:family="text">
      <style:text-properties fo:font-style="normal" fo:font-weight="normal" officeooo:rsid="00ff1ddf" style:font-style-asian="normal" style:font-weight-asian="normal" style:font-style-complex="normal" style:font-weight-complex="normal"/>
    </style:style>
    <style:style style:name="T23" style:family="text">
      <style:text-properties style:font-name="arial" fo:font-size="14pt" fo:font-style="normal" fo:font-weight="normal" officeooo:rsid="00f6916f" style:font-size-asian="12.25pt" style:font-style-asian="normal" style:font-weight-asian="normal" style:font-size-complex="14pt" style:font-style-complex="normal" style:font-weight-complex="normal"/>
    </style:style>
    <style:style style:name="T24" style:family="text">
      <style:text-properties style:font-name="arial" fo:font-size="11pt"/>
    </style:style>
    <style:style style:name="T25" style:family="text">
      <style:text-properties style:font-name="arial" fo:font-size="11pt" fo:font-style="normal" style:font-style-asian="normal" style:font-style-complex="normal"/>
    </style:style>
    <style:style style:name="T26" style:family="text">
      <style:text-properties style:font-name="arial" fo:font-size="11pt" fo:font-style="normal" officeooo:rsid="00faa4a7" style:font-style-asian="normal" style:font-style-complex="normal"/>
    </style:style>
    <style:style style:name="T27" style:family="text">
      <style:text-properties style:font-name="arial" fo:font-size="11pt" fo:font-style="normal" officeooo:rsid="00fbeb1d" style:font-style-asian="normal" style:font-style-complex="normal"/>
    </style:style>
    <style:style style:name="T28" style:family="text">
      <style:text-properties style:font-name="arial" fo:font-size="11pt" fo:font-style="normal" officeooo:rsid="00fd5777" style:font-style-asian="normal" style:font-style-complex="normal"/>
    </style:style>
    <style:style style:name="T29" style:family="text">
      <style:text-properties style:font-name="arial" fo:font-size="11pt" fo:font-style="normal" officeooo:rsid="00fe60de" style:font-style-asian="normal" style:font-style-complex="normal"/>
    </style:style>
    <style:style style:name="T30" style:family="text">
      <style:text-properties style:font-name="arial" fo:font-size="11pt" fo:font-style="normal" officeooo:rsid="00ff1ddf" style:font-style-asian="normal" style:font-style-complex="normal"/>
    </style:style>
    <style:style style:name="T31" style:family="text">
      <style:text-properties style:font-name="arial" fo:font-size="11pt" fo:font-style="normal" fo:font-weight="normal" style:font-style-asian="normal" style:font-weight-asian="normal" style:font-style-complex="normal" style:font-weight-complex="normal"/>
    </style:style>
    <style:style style:name="T32" style:family="text">
      <style:text-properties style:font-name="arial" fo:font-size="11pt" fo:font-style="normal" fo:font-weight="normal" officeooo:rsid="00ff1ddf" style:font-style-asian="normal" style:font-weight-asian="normal" style:font-style-complex="normal" style:font-weight-complex="normal"/>
    </style:style>
    <style:style style:name="T33" style:family="text">
      <style:text-properties style:font-name="arial" fo:font-size="11pt" fo:font-style="normal" fo:font-weight="normal" officeooo:rsid="010071af" style:font-style-asian="normal" style:font-weight-asian="normal" style:font-style-complex="normal" style:font-weight-complex="normal"/>
    </style:style>
    <style:style style:name="T34" style:family="text">
      <style:text-properties style:font-name="arial" fo:font-size="11pt" fo:font-style="normal" fo:font-weight="bold" style:font-style-asian="normal" style:font-weight-asian="bold" style:font-style-complex="normal" style:font-weight-complex="bold"/>
    </style:style>
    <style:style style:name="T35" style:family="text">
      <style:text-properties style:font-name="arial" fo:font-size="11pt" fo:font-style="normal" fo:font-weight="bold" officeooo:rsid="00ff1ddf" style:font-style-asian="normal" style:font-weight-asian="bold" style:font-style-complex="normal" style:font-weight-complex="bold"/>
    </style:style>
    <style:style style:name="T36" style:family="text">
      <style:text-properties style:font-name="arial" fo:font-size="11pt" officeooo:rsid="00fbeb1d"/>
    </style:style>
    <style:style style:name="T37" style:family="text">
      <style:text-properties style:font-name="arial" fo:font-size="11pt" fo:font-style="italic" style:font-style-asian="italic" style:font-style-complex="italic"/>
    </style:style>
    <style:style style:name="T38" style:family="text">
      <style:text-properties style:font-name="arial" fo:font-size="11pt" fo:font-style="italic" officeooo:rsid="00fd5777" style:font-style-asian="italic" style:font-style-complex="italic"/>
    </style:style>
    <style:style style:name="T39" style:family="text">
      <style:text-properties style:font-name="arial" fo:font-size="11pt" fo:font-style="italic" officeooo:rsid="00ff1ddf" style:font-style-asian="italic" style:font-style-complex="italic"/>
    </style:style>
    <style:style style:name="T40" style:family="text">
      <style:text-properties style:font-name="arial" fo:font-size="11pt" fo:font-style="italic" officeooo:rsid="010071af" style:font-style-asian="italic" style:font-style-complex="italic"/>
    </style:style>
    <style:style style:name="T41" style:family="text">
      <style:text-properties style:font-name="arial" fo:font-size="11pt" fo:font-style="italic" fo:font-weight="normal" style:font-style-asian="italic" style:font-weight-asian="normal" style:font-style-complex="italic" style:font-weight-complex="normal"/>
    </style:style>
    <style:style style:name="T42" style:family="text">
      <style:text-properties style:font-name="arial" fo:font-size="11pt" fo:font-style="italic" fo:font-weight="normal" officeooo:rsid="00ff1ddf" style:font-style-asian="italic" style:font-weight-asian="normal" style:font-style-complex="italic" style:font-weight-complex="normal"/>
    </style:style>
    <style:style style:name="T43" style:family="text">
      <style:text-properties style:font-name="arial" fo:font-size="11pt" fo:font-style="italic" fo:font-weight="normal" officeooo:rsid="010071af" style:font-style-asian="italic" style:font-weight-asian="normal" style:font-style-complex="italic" style:font-weight-complex="normal"/>
    </style:style>
    <style:style style:name="T44" style:family="text">
      <style:text-properties fo:font-size="14pt" fo:font-style="normal" fo:font-weight="normal" officeooo:rsid="0019a71e" style:font-size-asian="12.25pt" style:font-style-asian="normal" style:font-weight-asian="normal" style:font-size-complex="14pt" style:font-style-complex="normal" style:font-weight-complex="normal"/>
    </style:style>
    <style:style style:name="T45" style:family="text">
      <style:text-properties fo:font-size="14pt" fo:font-style="normal" fo:font-weight="normal" officeooo:rsid="00be4343" style:font-size-asian="12.25pt" style:font-style-asian="normal" style:font-weight-asian="normal" style:font-size-complex="14pt" style:font-style-complex="normal" style:font-weight-complex="normal"/>
    </style:style>
    <style:style style:name="T46" style:family="text">
      <style:text-properties officeooo:rsid="00fbeb1d"/>
    </style:style>
    <style:style style:name="T47" style:family="text">
      <style:text-properties officeooo:rsid="00fe60de"/>
    </style:style>
    <style:style style:name="T48" style:family="text">
      <style:text-properties officeooo:rsid="00ff10e8"/>
    </style:style>
    <style:style style:name="T49" style:family="text">
      <style:text-properties style:font-name="arial2" fo:font-size="12.6000003814697pt" fo:font-weight="bold" officeooo:rsid="00ff10e8" style:font-name-asian="Noto Sans CJK SC" style:font-size-asian="16.1000003814697pt" style:font-weight-asian="bold" style:font-name-complex="Lohit Devanagari" style:font-size-complex="16.1000003814697pt" style:font-weight-complex="bold"/>
    </style:style>
    <style:style style:name="T50" style:family="text">
      <style:text-properties officeooo:rsid="00ff1ddf"/>
    </style:style>
    <style:style style:name="T51" style:family="text">
      <style:text-properties style:font-name="arial2" fo:font-size="11.8999996185303pt" fo:font-style="italic" fo:font-weight="bold" officeooo:rsid="00ff1dd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52" style:family="text">
      <style:text-properties style:font-name="arial2" fo:font-size="11.8999996185303pt" fo:font-style="italic" fo:font-weight="bold" officeooo:rsid="010071a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53" style:family="text">
      <style:text-properties officeooo:rsid="010071af"/>
    </style:style>
    <style:style style:name="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11"/>
      <text:p text:style-name="P12"><text:span text:style-name="T44">Documento di </text:span><text:span text:style-name="T23">sviluppo dell’applicazione web</text:span><text:span text:style-name="T45">.</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Indice</text:p>
          </text:index-title>
          <text:p text:style-name="P13"><text:a xlink:type="simple" xlink:href="#__RefHeading___Toc211_1698590011" text:style-name="Index_20_Link" text:visited-style-name="Index_20_Link">Scopo del documento<text:tab/>3</text:a></text:p>
          <text:p text:style-name="P13"><text:a xlink:type="simple" xlink:href="#__RefHeading___Toc1823_469272218" text:style-name="Index_20_Link" text:visited-style-name="Index_20_Link">User flow<text:tab/>4</text:a></text:p>
        </text:index-body>
      </text:table-of-content>
      <text:p text:style-name="P6"/>
      <text:h text:style-name="P15" text:outline-level="1"><text:bookmark-start text:name="__RefHeading___Toc211_1698590011"/>Scopo del documento<text:bookmark-end text:name="__RefHeading___Toc211_1698590011"/></text:h>
      <text:p text:style-name="P9"/>
      <text:p text:style-name="P7"><text:span text:style-name="T12">I</text:span><text:span text:style-name="T11">l seguente documento riporta tutte le informazioni necessarie per descrivere lo sviluppo di una parte, molto completa, dell’applicazione web </text:span><text:span text:style-name="T4">SpottyThings</text:span><text:span text:style-name="T11">.</text:span></text:p>
      <text:p text:style-name="P7"><text:span text:style-name="T11">Nel primo capitolo viene riportato lo user flow, ovvero una descrizione tramite diagramma di tutte le azioni che si possono eseguire sulla parte implementata di </text:span><text:span text:style-name="T4">SpottyThings</text:span><text:span text:style-name="T11">, descrivendo le varie richieste effettuabili a front-end in ogni pagina e le varie risposte possibili.</text:span></text:p>
      <text:p text:style-name="P10">Successivamente rappresentiamo una struttura del codice realizzato, descrivendo le dipendenze installate, i modelli realizzati e le API implementate.</text:p>
      <text:p text:style-name="P8"><text:span text:style-name="T13">Una attenta descrizione delle API implementate viene fatta con il diagramma delle </text:span><text:span text:style-name="T26">risorse</text:span><text:span text:style-name="T13"> e il diagramma </text:span><text:span text:style-name="T26">di estrazione delle risorse</text:span><text:span text:style-name="T13">, in cui si individuano le risorse estratte a partire dal diagramma delle classi del </text:span><text:span text:style-name="T20">documento</text:span><text:span text:style-name="T8"> D3-T25</text:span><text:span text:style-name="T20">.</text:span></text:p>
      <text:p text:style-name="P7"><text:span text:style-name="T11">Nel capitolo quattro si spiega ciò che si è fatto con </text:span><text:span text:style-name="T4">Swagger</text:span><text:span text:style-name="T11"> per la documentazione delle API.</text:span></text:p>
      <text:p text:style-name="P10">Successivamente viene fornita una breve descrizione per le pagine implementate e una descrizione del repository di GitHub con le istruzioni per effettuare il deployment.</text:p>
      <text:p text:style-name="P10">Per finire mostriamo i vari casi di test realizzati per verificare il corretto funzionamento delle API.</text:p>
      <text:h text:style-name="P16" text:outline-level="1"><text:bookmark-start text:name="__RefHeading___Toc1823_469272218"/>User flow<text:bookmark-end text:name="__RefHeading___Toc1823_469272218"/></text:h>
      <text:p text:style-name="P8"/>
      <text:p text:style-name="P7">In questo capitolo</text:p>
      <text:h text:style-name="P17" text:outline-level="1">Application Implementation and Documentation</text:h>
      <text:p text:style-name="P25"/>
      <text:p text:style-name="P28"><text:span text:style-name="T36">L</text:span><text:span text:style-name="T46">’applicazione </text:span><text:span text:style-name="T5">SpottyThings </text:span><text:span text:style-name="T14">è stata </text:span><text:span text:style-name="T27">sviluppata</text:span><text:span text:style-name="T14"> utilizzando </text:span><text:span text:style-name="T5">NodeJS </text:span><text:span text:style-name="T14">e </text:span><text:span text:style-name="T5">VueJS </text:span><text:span text:style-name="T14">per la parte di front-end. A livello di back-end per la memorizzazione dei vari dati abbiamo utilizzato </text:span><text:span text:style-name="T5">MongoDB</text:span><text:span text:style-name="T14">.</text:span></text:p>
      <text:p text:style-name="P28"><text:span text:style-name="T14">Come si vede dallo user flow, abbiamo sviluppato tutte le parti riguardanti la registrazione, il login, il ripristino della password, la pubblicazione di un annuncio, la ricerca degli annunci mediante una parola chiave o dei filtri, la classifica degli utenti col rating migliore e il profilo personale. Abbiamo anche </text:span><text:span text:style-name="T27">realizzato</text:span><text:span text:style-name="T14"> una “simulazione d’acquisto” di un oggetto, per simulare </text:span><text:span text:style-name="T27">un</text:span><text:span text:style-name="T14"> possibile utilizzo completo da parte di un utente della nostra applicazione.</text:span></text:p>
      <text:p text:style-name="P26"><text:span text:style-name="T11">Infine abbiamo anche utilizzato le API del sistema esterno </text:span><text:span text:style-name="T4">NodeMailer </text:span><text:span text:style-name="T11">per gestire l’invio di email agli utenti (riguardante il ripristino della password).</text:span></text:p>
      <text:p text:style-name="P26"><text:span text:style-name="T11"/></text:p>
      <text:h text:style-name="P18" text:outline-level="2">Project structures</text:h>
      <text:p text:style-name="P26">La struttura del progetto è rappresentata nella immagine sottostante. La directory principale <text:span text:style-name="T4">ProgettoT25 </text:span><text:span text:style-name="T11">è divisa in due directory distinte: </text:span><text:span text:style-name="T4">FrontEnd </text:span><text:span text:style-name="T11">e </text:span><text:span text:style-name="T4">BackEnd</text:span><text:span text:style-name="T11">, in cui sono implementate le rispettive parti di front-end e back-end.</text:span></text:p>
      <text:p text:style-name="P26"><text:span text:style-name="T11"/></text:p>
      <text:p text:style-name="P26"><text:span text:style-name="T11">La cartella </text:span><text:span text:style-name="T4">BackEnd </text:span><text:span text:style-name="T11">è divisa in questo modo:</text:span></text:p>
      <text:list xml:id="list1879741403" text:style-name="L1">
        <text:list-item>
          <text:p text:style-name="P27"><text:span text:style-name="T11">cartella </text:span><text:span text:style-name="T4">node_modules</text:span><text:span text:style-name="T11"> dove sono scaricate le dipendenze utilizzate nel sistema</text:span></text:p>
        </text:list-item>
        <text:list-item>
          <text:p text:style-name="P35"><text:span text:style-name="T11">file </text:span><text:span text:style-name="T4">swagger.json </text:span><text:span text:style-name="T11">dove è sono descritte approfonditamente e con opportuni esempi le API implementate nel sistema</text:span></text:p>
        </text:list-item>
        <text:list-item>
          <text:p text:style-name="P37"><text:span text:style-name="T15">file </text:span><text:span text:style-name="T6">package.json </text:span><text:span text:style-name="T15">che rappresenta </text:span><text:span text:style-name="T28">il file di configurazione generale del progetto</text:span></text:p>
        </text:list-item>
        <text:list-item>
          <text:p text:style-name="P35"><text:span text:style-name="T25">file </text:span><text:span text:style-name="T37">.env </text:span><text:span text:style-name="T25">dove sono definite le variabili d’ambiente</text:span></text:p>
        </text:list-item>
        <text:list-item>
          <text:p text:style-name="P35"><text:span text:style-name="T25">file </text:span><text:span text:style-name="T37">index.js </text:span><text:span text:style-name="T25">che rappresenta lo start point del progetto, il programma che deve essere eseguito per attivare la connessione verso il database </text:span><text:span text:style-name="T37">MongoDB </text:span><text:span text:style-name="T25">e attivare il server all’indirizzo </text:span><text:span text:style-name="T37">localhost:8080</text:span></text:p>
        </text:list-item>
        <text:list-item>
          <text:p text:style-name="P38"><text:span text:style-name="T24">cartella </text:span><text:span text:style-name="T37">src </text:span><text:span text:style-name="T24">dove viene definita tutta la business logic del sistema lato back-end.</text:span></text:p>
        </text:list-item>
      </text:list>
      <text:p text:style-name="P39"><text:span text:style-name="T24"/></text:p>
      <text:p text:style-name="P39"><text:span text:style-name="T24">Nella cartella </text:span><text:span text:style-name="T37">src </text:span><text:span text:style-name="T24">troviamo:</text:span></text:p>
      <text:list xml:id="list1435002375" text:style-name="L2">
        <text:list-item>
          <text:p text:style-name="P40"><text:span text:style-name="T24">il file </text:span><text:span text:style-name="T37">server.js </text:span><text:span text:style-name="T24">che importa i vari moduli che vengono utilizzati a back-end e definisce l’endpoint delle API</text:span></text:p>
        </text:list-item>
        <text:list-item>
          <text:p text:style-name="P40"><text:span text:style-name="T24">la cartella </text:span><text:span text:style-name="T37">auxiliaries </text:span><text:span text:style-name="T24">che contiene le definizioni e il codice di tutte le funzioni ausiliarie implementate da noi e utilizzate nelle varie API</text:span></text:p>
        </text:list-item>
        <text:list-item>
          <text:p text:style-name="P40"><text:span text:style-name="T24">la cartella </text:span><text:span text:style-name="T37">models </text:span><text:span text:style-name="T24">che contiene la definizione di tutti i modelli che saranno memorizzati nel database</text:span></text:p>
        </text:list-item>
        <text:list-item>
          <text:p text:style-name="P40"><text:span text:style-name="T24">la cartella </text:span><text:span text:style-name="T37">controllers </text:span><text:span text:style-name="T24">che contiene il vero e proprio codice di tutte le API del sistema: sono definite le varie funzioni (specificate nel diagramma delle risorse sotto riportato) con cui si esprime la logica delle varie API e in cui si fanno le chiamate e gli accessi al database</text:span></text:p>
        </text:list-item>
        <text:list-item>
          <text:p text:style-name="P40"><text:span text:style-name="T24">la cartella </text:span><text:span text:style-name="T37">routes </text:span><text:span text:style-name="T24">in cui sono organizzate le varie API divise per modello e vengono specificati i corrispondenti endpoint.</text:span></text:p>
        </text:list-item>
      </text:list>
      <text:p text:style-name="P39"><text:span text:style-name="T24"/></text:p>
      <text:p text:style-name="P39"><text:span text:style-name="T24">Mentre nella cartella </text:span><text:span text:style-name="T37">FrontEnd</text:span><text:span text:style-name="T24">:</text:span></text:p>
      <text:p text:style-name="P26"><text:span text:style-name="T11"/></text:p>
      <text:p text:style-name="P29"><text:span text:style-name="T11">.gitignore</text:span></text:p>
      <text:p text:style-name="P29"><text:span text:style-name="T11">package.json</text:span></text:p>
      <text:p text:style-name="P29"><text:soft-page-break/><text:span text:style-name="T11">.env</text:span></text:p>
      <text:p text:style-name="P30"><text:span text:style-name="T11">testing</text:span></text:p>
      <text:p text:style-name="P29"><text:span text:style-name="T11"/></text:p>
      <text:h text:style-name="P19" text:outline-level="2">Project Dependencies</text:h>
      <text:p text:style-name="P36">I moduli Node utilizzati e aggiunti al file <text:span text:style-name="T4">package.json</text:span><text:span text:style-name="T11">, nel campo</text:span><text:span text:style-name="T4"> dependencies</text:span><text:span text:style-name="T11">,</text:span><text:span text:style-name="T4"> </text:span><text:span text:style-name="T11">sono:</text:span></text:p>
      <text:list xml:id="list3084510198" text:style-name="L3">
        <text:list-item>
          <text:p text:style-name="P41">cors<text:span text:style-name="T11">: </text:span><text:span text:style-name="T17">modulo per permettere alla web app di supportare il </text:span><text:span text:style-name="T48">Cross-Origin Resource Sharing </text:span><text:span text:style-name="T17">protocol</text:span></text:p>
        </text:list-item>
        <text:list-item>
          <text:p text:style-name="P44"><text:span text:style-name="T6">dotenv</text:span><text:span text:style-name="T15">: </text:span><text:span text:style-name="T16">permette di utilizzare le variabile d’ambiente definite </text:span><text:span text:style-name="T29">nel</text:span><text:span text:style-name="T16"> file </text:span><text:span text:style-name="T7">.env</text:span></text:p>
        </text:list-item>
        <text:list-item>
          <text:p text:style-name="P41">express<text:span text:style-name="T11">: </text:span><text:span text:style-name="T16">framework che fornisce molte funzionalità per le web application come </text:span><text:span text:style-name="T47">SpottyThings</text:span><text:span text:style-name="T16">, tra cui molte funzioni per creare e gestire le API</text:span></text:p>
        </text:list-item>
        <text:list-item>
          <text:p text:style-name="P41">jsonwebtoken<text:span text:style-name="T11">: </text:span><text:span text:style-name="T16">modulo per creare e gestire un token d’accesso</text:span></text:p>
        </text:list-item>
        <text:list-item>
          <text:p text:style-name="P41">mongoose<text:span text:style-name="T11">: </text:span><text:span text:style-name="T16">fornisce le varie funzioni per interagire con </text:span><text:span text:style-name="T47">MongoDB</text:span></text:p>
        </text:list-item>
        <text:list-item>
          <text:p text:style-name="P41">multer<text:span text:style-name="T11">: </text:span><text:span text:style-name="T17">per gestire il body nelle varie API</text:span></text:p>
        </text:list-item>
        <text:list-item>
          <text:p text:style-name="P41">nodemailer<text:span text:style-name="T11">: </text:span><text:span text:style-name="T16">utilizzato per gestire l’invio di mail agli utenti</text:span></text:p>
        </text:list-item>
        <text:list-item>
          <text:p text:style-name="P44"><text:span text:style-name="T38">swagger-ui-express</text:span><text:span text:style-name="T28">: </text:span><text:span text:style-name="T29">tool usato per documentare e testare la API che abbiamo progettato.</text:span></text:p>
        </text:list-item>
      </text:list>
      <text:p text:style-name="P42"><text:span text:style-name="T11"/></text:p>
      <text:p text:style-name="P42"><text:span text:style-name="T11">Nel campo </text:span>scripts <text:span text:style-name="T11">abbiamo anche aggiunto lo script </text:span>“start” : “node index.js”<text:span text:style-name="T11"> in modo tale da poter avviare il server semplicemente col comando </text:span>npm start<text:span text:style-name="T11">.</text:span></text:p>
      <text:p text:style-name="P42"><text:span text:style-name="T11"/></text:p>
      <text:p text:style-name="P43"><text:span text:style-name="T11">Testing</text:span></text:p>
      <text:p text:style-name="P43"><text:span text:style-name="T11"/></text:p>
      <text:h text:style-name="P20" text:outline-level="2"><text:span text:style-name="T49">Modelli nel</text:span><text:span text:style-name="T48"> database</text:span></text:h>
      <text:p text:style-name="P45"><text:span text:style-name="T10">Per la gestione dei dati utili nell’applicazione abbiamo definito diversi modelli di dati partendo dalle classi sviluppate nel class diagram del documento </text:span><text:span text:style-name="T3">D3-T25</text:span><text:span text:style-name="T21">. Le risorse necessarie da gestire nel nostro sistema hanno portato alla definizione di cinque modelli, per ognuno dei quali è stata definita una precisa collezione nel database.</text:span></text:p>
      <text:p text:style-name="P45"><text:span text:style-name="T22"/></text:p>
      <text:h text:style-name="P21" text:outline-level="3">Modello <text:span text:style-name="T4">User</text:span></text:h>
      <text:p text:style-name="P48"><text:span text:style-name="T18">Per memorizzare i dati degli utenti che si iscrivono al </text:span><text:span text:style-name="T30">nostro sito web abbiamo creato il modello</text:span><text:span text:style-name="T39"> User</text:span><text:span text:style-name="T30">. In questa immagine mostriamo lo schema del dato.</text:span></text:p>
      <text:p text:style-name="P31"><text:span text:style-name="T25">[ screen schema ]</text:span></text:p>
      <text:p text:style-name="P48"><text:span text:style-name="T35"/></text:p>
      <text:p text:style-name="P48"><text:span text:style-name="T32">Si pone necessaria la definizione degli attributi sensibili </text:span><text:span text:style-name="T42">nome</text:span><text:span text:style-name="T32">, </text:span><text:span text:style-name="T42">cognome</text:span><text:span text:style-name="T32">, </text:span><text:span text:style-name="T42">datadinascita </text:span><text:span text:style-name="T32">e </text:span><text:span text:style-name="T42">indirizzo </text:span><text:span text:style-name="T32">perché l’RNF 17 definito nel </text:span><text:span text:style-name="T42">D1-T25 </text:span><text:span text:style-name="T32">richiede esplicitamente di verificare l’identità degli utenti. In questo modo riusciamo a raccogliere dati sensibile degli utenti che confermano la loro reale identità.</text:span></text:p>
      <text:p text:style-name="P46"><text:span text:style-name="T31">L’attributo </text:span><text:span text:style-name="T41">metodiPagamento </text:span><text:span text:style-name="T31">è opzionale e prevede di associare l’indirizzo mail a cui è collegato un account </text:span><text:span text:style-name="T41">PayPal </text:span><text:span text:style-name="T31">dell’utente per procedere agli acquisti online direttamente sul sito.</text:span></text:p>
      <text:p text:style-name="P46"><text:span text:style-name="T31"/></text:p>
      <text:p text:style-name="P46"><text:span text:style-name="T31">Un esempio di elemento nella collezione nel database è il seguente:</text:span></text:p>
      <text:p text:style-name="P46"><text:span text:style-name="T34">[ esempio dati ]</text:span></text:p>
      <text:p text:style-name="P46"><text:span text:style-name="T34"/></text:p>
      <text:h text:style-name="P22" text:outline-level="3"><text:span text:style-name="T50">Modello </text:span><text:span text:style-name="T51">Annuncio</text:span></text:h>
      <text:p text:style-name="P48"><text:span text:style-name="T18">Per memorizzare i dati degli </text:span><text:span text:style-name="T30">annunci</text:span><text:span text:style-name="T18"> che </text:span><text:span text:style-name="T30">vengono postati su</text:span><text:span text:style-name="T39"> SpottyThings </text:span><text:span text:style-name="T30">abbiamo creato il modello</text:span><text:span text:style-name="T39"> </text:span><text:span text:style-name="T40">Annuncio</text:span><text:span text:style-name="T30">. In questa immagine mostriamo lo schema del dato.</text:span></text:p>
      <text:p text:style-name="P31"><text:soft-page-break/><text:span text:style-name="T25">[ screen schema ]</text:span></text:p>
      <text:p text:style-name="P48"><text:span text:style-name="T35"/></text:p>
      <text:p text:style-name="P50"><text:span text:style-name="T33">L’attributo </text:span><text:span text:style-name="T43">modalitaTransazione </text:span><text:span text:style-name="T33">specifica se il preciso annuncio risulta postato in </text:span><text:span text:style-name="T43">Affitto </text:span><text:span text:style-name="T33">o in </text:span><text:span text:style-name="T43">Vendita</text:span><text:span text:style-name="T33">, mentre l’attributo </text:span><text:span text:style-name="T43">pagamentoOnline </text:span><text:span text:style-name="T33">specifica se è abilitato o meno il pagamento online per il suddetto annuncio. Nel caso si abilitato è resa obbligatoria la definizione di un indirizzo mail collegato ad un conto </text:span><text:span text:style-name="T43">PayPal </text:span><text:span text:style-name="T33">in cui verrà accreditato l’importo.</text:span></text:p>
      <text:p text:style-name="P50"><text:span text:style-name="T33"/></text:p>
      <text:p text:style-name="P49"><text:span text:style-name="T31">Nel caso di un annuncio in </text:span><text:span text:style-name="T41">Vendita </text:span><text:span text:style-name="T31">sarà presente l’attributo </text:span><text:span text:style-name="T41">prezzo</text:span><text:span text:style-name="T31">, mentre per gli annunci in </text:span><text:span text:style-name="T41">Affitto </text:span><text:span text:style-name="T31">ci saranno tre campi al suo posto: </text:span><text:span text:style-name="T41">prezzoAffittoAlGiorno, prezzoAffittoSettimanale </text:span><text:span text:style-name="T31">e </text:span><text:span text:style-name="T41">prezzoAffittoAllOra</text:span><text:span text:style-name="T31">. I campi che non vengono usati sono impostati su </text:span><text:span text:style-name="T41">undefined </text:span><text:span text:style-name="T31">oppure </text:span><text:span text:style-name="T41">null</text:span><text:span text:style-name="T31">.</text:span></text:p>
      <text:p text:style-name="P49"><text:span text:style-name="T31"/></text:p>
      <text:p text:style-name="P49"><text:span text:style-name="T31">Infine </text:span><text:span text:style-name="T41">visibile </text:span><text:span text:style-name="T31">è l’attributo che regola l’effettiva visibilità pubblica di un annuncio. Dopo che un annuncio viene acquistato, questo viene impostato su </text:span><text:span text:style-name="T41">false</text:span><text:span text:style-name="T31"> (nel caso di un annuncio in </text:span><text:span text:style-name="T41">Affitto</text:span><text:span text:style-name="T31">, nel caso fosse in </text:span><text:span text:style-name="T41">Vendita</text:span><text:span text:style-name="T31"> l’annuncio viene direttamente rimosso dal sito).</text:span></text:p>
      <text:p text:style-name="P46"><text:span text:style-name="T31"/></text:p>
      <text:p text:style-name="P46"><text:span text:style-name="T31">Un esempio di elemento nella collezione nel database è il seguente:</text:span></text:p>
      <text:p text:style-name="P33"><text:span text:style-name="T34">[ esempio dati ]</text:span></text:p>
      <text:p text:style-name="P33"><text:span text:style-name="T34"/></text:p>
      <text:h text:style-name="P23" text:outline-level="3"><text:span text:style-name="T50">Modello </text:span><text:span text:style-name="T52">Profilo</text:span></text:h>
      <text:p text:style-name="P50"><text:span text:style-name="T18">Per memorizzare </text:span><text:span text:style-name="T19">le attività svolte dai vari utenti nel nostro sistema</text:span><text:span text:style-name="T39"> </text:span><text:span text:style-name="T30">abbiamo creato il modello</text:span><text:span text:style-name="T39"> </text:span><text:span text:style-name="T40">Profilo</text:span><text:span text:style-name="T30">. In questa immagine mostriamo lo schema del dato.</text:span></text:p>
      <text:p text:style-name="P32"><text:span text:style-name="T25">[ screen schema ]</text:span></text:p>
      <text:p text:style-name="P50"><text:span text:style-name="T35"/></text:p>
      <text:p text:style-name="P49"><text:span text:style-name="T33"/></text:p>
      <text:p text:style-name="P47"><text:span text:style-name="T31"/></text:p>
      <text:p text:style-name="P47"><text:span text:style-name="T31">Un esempio di elemento nella collezione nel database è il seguente:</text:span></text:p>
      <text:p text:style-name="P34"><text:span text:style-name="T34">[ esempio dati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style:page-number="auto">
        <style:tab-stops/>
      </style:paragraph-properties>
      <style:text-properties style:font-name="arial2" fo:font-family="arial" style:font-style-name="Grassetto" style:font-family-generic="swiss" fo:font-size="85%"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f6916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6"><draw:image xlink:href="Pictures/100002010000055600000300361D783FB9C67B03.png" xlink:type="simple" xlink:show="embed" xlink:actuate="onLoad" loext:mime-type="image/png"/></draw:frame>Documento: <text:span text:style-name="MT1">D</text:span><text:span text:style-name="MT2">4</text:span><text:span text:style-name="MT1">-T25</text:span></text:p>
        <text:p text:style-name="MP2">Revisione:<text:span text:style-name="MT3"> </text:span><text:span text:style-name="MT2">0.9</text:span></text:p>
      </style:header>
      <style:footer>
        <text:p text:style-name="MP3"><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19T19:43:50.075283940</dc:date>
    <meta:editing-duration>PT23H31M4S</meta:editing-duration>
    <meta:editing-cycles>77</meta:editing-cycles>
    <meta:document-statistic meta:table-count="0" meta:image-count="1" meta:object-count="0" meta:page-count="7" meta:paragraph-count="76" meta:word-count="1135" meta:character-count="7434" meta:non-whitespace-character-count="6394"/>
  </office:meta>
</office:document-meta>
</file>